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ccb3d" style:font-size-asian="12pt" style:font-weight-asian="bold"/>
    </style:style>
    <style:style style:name="P2" style:family="paragraph" style:parent-style-name="Standard">
      <style:paragraph-properties style:snap-to-layout-grid="false"/>
      <style:text-properties style:font-name="Arial" fo:font-size="10pt" fo:font-weight="bold" officeooo:paragraph-rsid="000ccb3d" style:font-size-asian="10pt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paragraph-rsid="000ccb3d" style:font-size-asian="10pt" style:font-weight-asian="bold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officeooo:paragraph-rsid="000ccb3d" style:font-size-asian="10pt" style:font-weight-asian="bold" style:font-weight-complex="bold"/>
    </style:style>
    <style:style style:name="P5" style:family="paragraph" style:parent-style-name="Standard">
      <style:text-properties style:font-name="Arial" fo:font-size="10pt" fo:font-weight="bold" officeooo:paragraph-rsid="000ccb3d" style:font-size-asian="10pt" style:font-weight-asian="bold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officeooo:paragraph-rsid="000ccb3d" style:font-size-asian="10pt" style:font-weight-asian="bold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officeooo:rsid="00117b1c" officeooo:paragraph-rsid="00117b1c" style:font-size-asian="10pt" style:font-weight-asian="bold"/>
    </style:style>
    <style:style style:name="P8" style:family="paragraph" style:parent-style-name="Standard">
      <style:text-properties style:font-name="Arial" fo:font-size="10pt" officeooo:paragraph-rsid="000ccb3d" style:font-size-asian="10pt"/>
    </style:style>
    <style:style style:name="P9" style:family="paragraph" style:parent-style-name="Standard">
      <style:text-properties style:font-name="Arial" fo:font-size="10pt" fo:font-weight="normal" officeooo:rsid="0047c06c" officeooo:paragraph-rsid="000ccb3d" style:font-size-asian="10pt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rsid="00581962" officeooo:paragraph-rsid="000ccb3d" style:font-size-asian="10pt" style:font-weight-asian="normal" style:font-weight-complex="normal"/>
    </style:style>
    <style:style style:name="P11" style:family="paragraph" style:parent-style-name="Standard">
      <style:text-properties style:font-name="Arial" fo:font-size="10pt" fo:font-weight="normal" officeooo:paragraph-rsid="000ccb3d" style:font-size-asian="10pt" style:font-weight-asian="normal" style:font-weight-complex="normal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paragraph-rsid="000ccb3d" style:font-size-asian="10pt" style:font-weight-asian="normal" style:font-weight-complex="normal"/>
    </style:style>
    <style:style style:name="P13" style:family="paragraph" style:parent-style-name="Standard">
      <style:text-properties style:font-name="Arial" officeooo:paragraph-rsid="000ccb3d"/>
    </style:style>
    <style:style style:name="P14" style:family="paragraph" style:parent-style-name="Standard">
      <style:text-properties style:font-name="Arial" fo:font-size="11pt" officeooo:paragraph-rsid="000ccb3d" style:font-size-asian="11pt" style:font-size-complex="11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Arial" fo:font-size="10pt" officeooo:paragraph-rsid="000ccb3d" style:font-size-asian="10pt" style:font-size-complex="10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" fo:font-size="10pt" fo:font-weight="normal" officeooo:paragraph-rsid="000ccb3d" style:font-size-asian="10pt" style:font-weight-asian="normal" style:font-weight-complex="normal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1pt" officeooo:paragraph-rsid="000ccb3d" style:font-size-asian="11pt" style:font-name-complex="Arial" style:font-size-complex="11pt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1pt" officeooo:paragraph-rsid="000ccb3d" style:font-size-asian="11pt" style:font-size-complex="11pt"/>
    </style:style>
    <style:style style:name="P19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Arial" fo:font-size="11pt" officeooo:paragraph-rsid="000ccb3d" style:font-size-asian="11pt" style:font-name-complex="Arial" style:font-size-complex="11pt"/>
    </style:style>
    <style:style style:name="P20" style:family="paragraph" style:parent-style-name="Standard" style:list-style-name="WW8Num5">
      <style:paragraph-properties style:snap-to-layout-grid="false"/>
      <style:text-properties style:use-window-font-color="true" style:font-name="Arial" fo:font-size="10pt" officeooo:paragraph-rsid="00143070" style:font-size-asian="10pt"/>
    </style:style>
    <style:style style:name="P21" style:family="paragraph" style:parent-style-name="Standard" style:list-style-name="WW8Num5">
      <style:paragraph-properties style:snap-to-layout-grid="false"/>
      <style:text-properties style:font-name="Arial" fo:font-size="10pt" officeooo:paragraph-rsid="000ccb3d" style:font-size-asian="10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" fo:font-size="11pt" officeooo:rsid="001501dd" officeooo:paragraph-rsid="001501dd" style:font-size-asian="11pt" style:font-size-complex="11pt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Arial" fo:font-size="11pt" officeooo:rsid="001501dd" officeooo:paragraph-rsid="0016d35c" style:font-size-asian="11pt" style:font-size-complex="11pt"/>
    </style:style>
    <style:style style:name="P24" style:family="paragraph" style:parent-style-name="Standard">
      <style:text-properties style:font-name="Arial" fo:font-size="11pt" officeooo:paragraph-rsid="0016d35c" style:font-size-asian="11pt" style:font-size-complex="11pt"/>
    </style:style>
    <style:style style:name="P25" style:family="paragraph" style:parent-style-name="Standard" style:list-style-name="L1">
      <style:paragraph-properties fo:margin-left="1.249cm" fo:margin-right="0cm" fo:text-indent="-0.635cm" style:auto-text-indent="false"/>
      <style:text-properties style:font-name="Arial" fo:font-size="10pt" fo:font-weight="normal" officeooo:paragraph-rsid="000ccb3d" style:font-size-asian="10pt" style:font-weight-asian="normal" style:font-weight-complex="normal"/>
    </style:style>
    <style:style style:name="P2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1pt" officeooo:paragraph-rsid="000ccb3d" style:font-size-asian="11pt" style:font-size-complex="11pt"/>
    </style:style>
    <style:style style:name="P2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1pt" officeooo:rsid="001501dd" officeooo:paragraph-rsid="001501dd" style:font-size-asian="11pt" style:font-size-complex="11pt"/>
    </style:style>
    <style:style style:name="P2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1pt" officeooo:rsid="001501dd" officeooo:paragraph-rsid="0016d35c" style:font-size-asian="11pt" style:font-size-complex="11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501dd" officeooo:paragraph-rsid="001501dd" style:font-size-asian="11pt" style:font-size-complex="11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501dd" officeooo:paragraph-rsid="0016d35c" style:font-size-asian="11pt" style:font-size-complex="11pt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officeooo:rsid="001501dd" officeooo:paragraph-rsid="001501dd" style:font-size-asian="11pt" style:font-size-complex="11pt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officeooo:rsid="001501dd" officeooo:paragraph-rsid="0016d35c" style:font-size-asian="11pt" style:font-size-complex="11pt"/>
    </style:style>
    <style:style style:name="P33" style:family="paragraph" style:parent-style-name="Heading_20_4">
      <style:text-properties officeooo:paragraph-rsid="0016d35c"/>
    </style:style>
    <style:style style:name="P34" style:family="paragraph" style:parent-style-name="Heading_20_2" style:list-style-name=""/>
    <style:style style:name="P35" style:family="paragraph" style:parent-style-name="Heading_20_2">
      <style:paragraph-properties fo:margin-left="0cm" fo:margin-right="0cm" fo:text-align="start" style:justify-single-word="false" fo:text-indent="0cm" style:auto-text-indent="false" fo:break-before="page"/>
      <style:text-properties officeooo:paragraph-rsid="0016d35c"/>
    </style:style>
    <style:style style:name="P36" style:family="paragraph" style:parent-style-name="Heading_20_3">
      <style:text-properties officeooo:paragraph-rsid="001501dd"/>
    </style:style>
    <style:style style:name="P37" style:family="paragraph" style:parent-style-name="Heading_20_3">
      <style:text-properties officeooo:paragraph-rsid="0016d35c"/>
    </style:style>
    <style:style style:name="P38" style:family="paragraph">
      <style:paragraph-properties fo:text-align="center"/>
    </style:style>
    <style:style style:name="T1" style:family="text">
      <style:text-properties officeooo:rsid="0041b64b"/>
    </style:style>
    <style:style style:name="T2" style:family="text">
      <style:text-properties officeooo:rsid="0049c93c"/>
    </style:style>
    <style:style style:name="T3" style:family="text">
      <style:text-properties officeooo:rsid="00242811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weight="bold" style:font-size-asian="10pt" style:font-weight-asian="bold" style:font-weight-complex="bold"/>
    </style:style>
    <style:style style:name="T6" style:family="text">
      <style:text-properties officeooo:rsid="005a5c5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a5c51" style:font-weight-asian="bold" style:font-weight-complex="bold"/>
    </style:style>
    <style:style style:name="T9" style:family="text">
      <style:text-properties fo:font-weight="bold" officeooo:rsid="0046ac67" style:font-weight-asian="bold" style:font-weight-complex="bold"/>
    </style:style>
    <style:style style:name="T10" style:family="text">
      <style:text-properties officeooo:rsid="00581962"/>
    </style:style>
    <style:style style:name="T11" style:family="text">
      <style:text-properties officeooo:rsid="000ccb3d"/>
    </style:style>
    <style:style style:name="T12" style:family="text">
      <style:text-properties officeooo:rsid="005fd19f"/>
    </style:style>
    <style:style style:name="T13" style:family="text">
      <style:text-properties style:font-name="Arial"/>
    </style:style>
    <style:style style:name="T14" style:family="text">
      <style:text-properties style:font-name="Arial" fo:font-size="11pt" officeooo:rsid="001501dd" style:font-size-asian="11pt" style:font-size-complex="11pt"/>
    </style:style>
    <style:style style:name="T15" style:family="text">
      <style:text-properties style:font-name="Arial" officeooo:rsid="0070096a"/>
    </style:style>
    <style:style style:name="T16" style:family="text">
      <style:text-properties officeooo:rsid="007009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000000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2"><text:span text:style-name="T13">ACTA Nº </text:span><text:span text:style-name="T15">9</text:span></text:h>
      <text:h text:style-name="P37" text:outline-level="3">Fecha: <text:span text:style-name="T14">29/04/13</text:span></text:h>
      <text:h text:style-name="P37" text:outline-level="3">Asistentes:</text:h>
      <text:list xml:id="list3459928004825663074" text:style-name="L3">
        <text:list-item>
          <text:p text:style-name="P23">Adalberto Álvarez Pérez</text:p>
        </text:list-item>
        <text:list-item>
          <text:p text:style-name="P23">Etiel Juan Domínguez Sánchez</text:p>
        </text:list-item>
        <text:list-item>
          <text:p text:style-name="P23">Iván Chillón García</text:p>
        </text:list-item>
      </text:list>
      <text:p text:style-name="P30"/>
      <text:h text:style-name="P37" text:outline-level="3">O<text:span text:style-name="T16">rden del día</text:span></text:h>
      <text:p text:style-name="P32">1. Aprobación si procede del acta de la reunión anterior </text:p>
      <text:p text:style-name="P32">2. Informe de la reunión de CCP</text:p>
      <text:p text:style-name="P32">3. Análisis de seguimiento de programaciones</text:p>
      <text:p text:style-name="P32">4. Sugerencias y preguntas</text:p>
      <text:p text:style-name="P32"/>
      <text:h text:style-name="P37" text:outline-level="3">A<text:span text:style-name="T16">spectos tratados y decisiones adoptadas</text:span></text:h>
      <text:h text:style-name="P33" text:outline-level="4">1. Aprobación si procede del acta de la reunión anterior</text:h>
      <text:p text:style-name="P30"/>
      <text:p text:style-name="P30">Se aprueba</text:p>
      <text:p text:style-name="P30"/>
      <text:h text:style-name="P33" text:outline-level="4">2. Informe de la reunión de CCP</text:h>
      <text:p text:style-name="P30"/>
      <text:p text:style-name="P30">Se informa de los aspectos tratados en la reunión de CCP del día _. De entre los puntos tratados cabe destacar:</text:p>
      <text:p text:style-name="P30"/>
      <text:p text:style-name="P30"/>
      <text:h text:style-name="P33" text:outline-level="4">3. Análisis de seguimiento de programaciones</text:h>
      <text:p text:style-name="P30"/>
      <text:p text:style-name="P30">Se comentan los contenidos impartidos en cada módulo y materias y se debaten propuestas de coordinación y de posibles actividades a realizar.</text:p>
      <text:p text:style-name="P30"/>
      <text:h text:style-name="P33" text:outline-level="4">4. Sugerencias y preguntas</text:h>
      <text:p text:style-name="P30"/>
      <text:p text:style-name="P30">No hay</text:p>
      <text:p text:style-name="P30"/>
      <text:h text:style-name="P37" text:outline-level="3">T<text:span text:style-name="T16">areas asignadas</text:span></text:h>
      <text:p text:style-name="P30"/>
      <text:p text:style-name="P30">Responsable</text:p>
      <text:p text:style-name="P30"/>
      <text:p text:style-name="P30"/>
      <text:p text:style-name="P30"/>
      <text:p text:style-name="P30">Sin más asuntos que tratar se levanta la sesión, de todo lo cual yo, como Jefe del Departamento, doy fe.</text:p>
      <text:p text:style-name="P30"/>
      <text:p text:style-name="P28">E<text:span text:style-name="T16">l jefe de departamento</text:span> <text:s text:c="5"/></text:p>
      <text:p text:style-name="P28"/>
      <text:p text:style-name="P28"><text:soft-page-break/></text:p>
      <text:p text:style-name="P28"/>
      <text:p text:style-name="P28"/>
      <text:p text:style-name="P28"/>
      <text:p text:style-name="P28">Iván Chillón García <text:s text:c="5"/></text:p>
      <text:p text:style-name="P24"><draw:line text:anchor-type="paragraph" draw:z-index="0" draw:style-name="gr1" draw:text-style-name="P38" svg:x1="-0.041cm" svg:y1="18.251cm" svg:x2="16.993cm" svg:y2="0.07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WW8Num5z0" style:family="text">
      <style:text-properties fo:color="#a6af18"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3:57:18.501600193</meta:creation-date>
    <dc:date>2014-08-29T17:36:36.417072184</dc:date>
    <meta:editing-duration>PT4H36M7S</meta:editing-duration>
    <meta:editing-cycles>12</meta:editing-cycles>
    <meta:generator>LibreOffice/4.2.4.2$Linux_X86_64 LibreOffice_project/420m0$Build-2</meta:generator>
    <meta:document-statistic meta:table-count="0" meta:image-count="0" meta:object-count="0" meta:page-count="2" meta:paragraph-count="25" meta:word-count="158" meta:character-count="929" meta:non-whitespace-character-count="786"/>
  </office:meta>
</office:document-meta>
</file>